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4.863cm" fo:min-width="24.92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702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909cm" fo:min-width="2.294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782cm" fo:min-width="5.342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782cm" fo:min-width="4.198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782cm" fo:min-width="3.437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782cm" fo:min-width="2.54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24cm" svg:height="15.113cm" svg:x="1.373cm" svg:y="1.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02cm" svg:height="1.038cm" svg:x="10.721cm" svg:y="1.778cm">
          <draw:text-box>
            <text:p><text:span text:style-name="T1">Object Package</text:span></text:p>
          </draw:text-box>
        </draw:frame>
        <draw:custom-shape draw:style-name="gr3" draw:text-style-name="P3" xml:id="id13" draw:id="id13" draw:layer="layout" svg:width="2.794cm" svg:height="2.159cm" svg:x="12.192cm" svg:y="3.302cm">
          <text:p text:style-name="P1"><text:span text:style-name="T2">Base</text:span></text:p>
          <draw:enhanced-geometry svg:viewBox="0 0 21600 21600" draw:type="rectangle" draw:enhanced-path="M 0 0 L 21600 0 21600 21600 0 21600 0 0 Z N"/>
        </draw:custom-shape>
        <draw:connector draw:style-name="gr4" draw:text-style-name="P1" xml:id="id4" draw:id="id4" draw:layer="layout" draw:line-skew="-0.642cm" svg:x1="4.699cm" svg:y1="8.636cm" svg:x2="19.876cm" svg:y2="8.509cm" draw:start-shape="id1" draw:start-glue-point="0" draw:end-shape="id2" draw:end-glue-point="0" svg:d="M4699 8636v-1270h15177v1143" svg:viewBox="0 0 15178 1271">
          <text:p/>
        </draw:connector>
        <draw:custom-shape draw:style-name="gr5" draw:text-style-name="P3" xml:id="id1" draw:id="id1" draw:layer="layout" svg:width="5.842cm" svg:height="2.032cm" svg:x="1.778cm" svg:y="8.636cm">
          <text:p text:style-name="P1"><text:span text:style-name="T2">Data Object</text:span></text:p>
          <text:p text:style-name="P1"><text:span text:style-name="T2">Backup Restor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4.698cm" svg:height="2.032cm" svg:x="17.527cm" svg:y="8.509cm">
          <text:p text:style-name="P1"><text:span text:style-name="T2">Data Object</text:span></text:p>
          <text:p text:style-name="P1"><text:span text:style-name="T2">Abstra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3" draw:id="id3" draw:layer="layout" svg:width="3.937cm" svg:height="2.032cm" svg:x="8.128cm" svg:y="8.636cm">
          <text:p text:style-name="P1"><text:span text:style-name="T2">Data Object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5" draw:id="id5" draw:layer="layout" svg:width="4.698cm" svg:height="2.032cm" svg:x="12.447cm" svg:y="8.509cm">
          <text:p text:style-name="P1"><text:span text:style-name="T2">Data Object</text:span></text:p>
          <text:p text:style-name="P1"><text:span text:style-name="T2">Et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.501cm" svg:x1="10.096cm" svg:y1="8.636cm" svg:x2="12.287cm" svg:y2="7.366cm" draw:start-shape="id3" draw:start-glue-point="0" draw:end-shape="id4" draw:end-glue-point="0" svg:d="M10096 8636v-1270h2191" svg:viewBox="0 0 2192 1271">
          <text:p/>
        </draw:connector>
        <draw:connector draw:style-name="gr4" draw:text-style-name="P1" xml:id="id12" draw:id="id12" draw:layer="layout" draw:line-skew="0.501cm" svg:x1="14.796cm" svg:y1="8.509cm" svg:x2="12.287cm" svg:y2="7.366cm" draw:start-shape="id5" draw:start-glue-point="0" draw:end-shape="id4" draw:end-glue-point="0" svg:d="M14796 8509v-1143h-2509" svg:viewBox="0 0 2510 1144">
          <text:p/>
        </draw:connector>
        <draw:custom-shape draw:style-name="gr6" draw:text-style-name="P3" xml:id="id7" draw:id="id7" draw:layer="layout" svg:width="4.698cm" svg:height="2.032cm" svg:x="3.302cm" svg:y="13.589cm">
          <text:p text:style-name="P1"><text:span text:style-name="T2">Memcache </text:span></text:p>
          <text:p text:style-name="P1"><text:span text:style-name="T2">Data Object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9" draw:id="id9" draw:layer="layout" svg:width="4.698cm" svg:height="2.032cm" svg:x="8.763cm" svg:y="13.589cm">
          <text:p text:style-name="P1"><text:span text:style-name="T2">Mysql </text:span></text:p>
          <text:p text:style-name="P1"><text:span text:style-name="T2">Data Object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8" draw:id="id8" draw:layer="layout" svg:width="4.698cm" svg:height="2.032cm" svg:x="14.223cm" svg:y="13.589cm">
          <text:p text:style-name="P1"><text:span text:style-name="T2">Wordpress </text:span></text:p>
          <text:p text:style-name="P1"><text:span text:style-name="T2">Data Object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6" draw:id="id6" draw:layer="layout" svg:width="3.048cm" svg:height="2.032cm" svg:x="22.86cm" svg:y="8.509cm">
          <text:p text:style-name="P1"><text:span text:style-name="T2">Ui Objec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-0.642cm" svg:x1="24.384cm" svg:y1="8.509cm" svg:x2="19.876cm" svg:y2="8.509cm" draw:start-shape="id6" draw:start-glue-point="0" draw:end-shape="id2" svg:d="M24384 8509v-1143h-4508v1143" svg:viewBox="0 0 4509 1144">
          <text:p/>
        </draw:connector>
        <draw:connector draw:style-name="gr4" draw:text-style-name="P1" xml:id="id10" draw:id="id10" draw:layer="layout" draw:line-skew="-0.515cm" svg:x1="5.651cm" svg:y1="13.589cm" svg:x2="16.572cm" svg:y2="13.589cm" draw:start-shape="id7" draw:start-glue-point="0" draw:end-shape="id8" draw:end-glue-point="0" svg:d="M5651 13589v-1016h10921v1016" svg:viewBox="0 0 10922 1017">
          <text:p/>
        </draw:connector>
        <draw:connector draw:style-name="gr4" draw:text-style-name="P1" xml:id="id11" draw:id="id11" draw:layer="layout" draw:line-skew="0.501cm" svg:x1="11.112cm" svg:y1="13.589cm" svg:x2="11.111cm" svg:y2="12.573cm" draw:start-shape="id9" draw:start-glue-point="0" draw:end-shape="id10" draw:end-glue-point="0" svg:d="M11112 13589v-1016h-1" svg:viewBox="0 0 2 1017">
          <text:p/>
        </draw:connector>
        <draw:connector draw:style-name="gr9" draw:text-style-name="P1" draw:layer="layout" svg:x1="11.111cm" svg:y1="12.573cm" svg:x2="10.096cm" svg:y2="10.668cm" draw:start-shape="id11" draw:start-glue-point="0" draw:end-shape="id3" draw:end-glue-point="2" svg:d="M11111 12573v-952h-1015v-953" svg:viewBox="0 0 1016 1906">
          <text:p/>
        </draw:connector>
        <draw:connector draw:style-name="gr9" draw:text-style-name="P1" draw:layer="layout" draw:type="line" svg:x1="13.541cm" svg:y1="7.366cm" svg:x2="13.589cm" svg:y2="5.461cm" draw:start-shape="id12" draw:start-glue-point="0" draw:end-shape="id13" svg:d="M13541 7366l48-1905" svg:viewBox="0 0 49 19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dir Latif</meta:initial-creator>
    <meta:creation-date>2017-04-12T11:28:12.053576047</meta:creation-date>
    <dc:date>2017-04-12T20:27:12.830417845</dc:date>
    <dc:creator>Nadir Latif</dc:creator>
    <meta:editing-duration>PT23M</meta:editing-duration>
    <meta:editing-cycles>5</meta:editing-cycles>
    <meta:generator>LibreOffice/4.3.3.2$Linux_X86_64 LibreOffice_project/430m0$Build-2</meta:generator>
    <meta:document-statistic meta:object-count="19"/>
  </office:meta>
</office:document-meta>
</file>